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fo:font-size="12pt" style:text-underline-style="solid" style:text-underline-width="auto" style:text-underline-color="font-color" fo:font-weight="bold" style:font-size-asian="12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ématique :</text:p>
      <text:p text:style-name="P1"/>
      <text:p text:style-name="Preformatted_20_Text"/>
      <text:p text:style-name="Preformatted_20_Text">Monsieur Dupont a changer sa manière de gérer son supermarché et ses employés, cependant il s’est rendu compte que ses outils informatiques n’étaient plus adaptés à sa nouvelle gestion. C’est pourquoi il souhaite avoir une nouvelle application répondant à sa nouvelle gestion du supermarché afin de pouvoir mieux répartir ses employés dans celui ci et établir les planning pour chaque semaine.</text:p>
      <text:p text:style-name="Preformatted_20_Text"/>
      <text:p text:style-name="Preformatted_20_Text"/>
      <text:p text:style-name="Preformatted_20_Text"/>
      <text:p text:style-name="P1">Description :</text:p>
      <text:p text:style-name="P1"/>
      <text:p text:style-name="Preformatted_20_Text"/>
      <text:p text:style-name="Preformatted_20_Text">Il souhaite découper le supermarché par sections (ex:boucherie, jardin, informatique …). Ces sections auront chacune un responsable, cette personne sera alors le supérieur des employés assigné à cette même section, et devra gérer les stocks et la disponibilité des produits dans sa section. Les sections seront découpés en rayons et chaque rayons aura son propre responsable. De ce fait chaque employés, répartis dans les différents secteurs, aura ses responsabilités , ce qui fait partis de la nouvelle technique de management du supermarché.</text:p>
      <text:p text:style-name="Preformatted_20_Text"/>
      <text:p text:style-name="Preformatted_20_Text">De même la partie caisse du supermarché fonctionne un peu de la même manière que les sections. Elle sera découper en fonction du type de caisse (ex : caisse classique, caisse rapide, caisse chariot à chariot …). Chaque types de caisses auront leur responsable qui gérerons les employés au caisses de leur section. Les employés de caisse seront eux responsable de leur propre caisse.</text:p>
      <text:p text:style-name="Preformatted_20_Text"/>
      <text:p text:style-name="Preformatted_20_Text">Monsieur Dupont souhaite que les employés ne reste pas au même poste chaque semaine, c’est pourquoi un responsable de section peut la semaine suivante être placer par exemple en employé de caisse. Il souhaite que ses employés soit capable de travailler dans n’importe quel poste dans son supermarché.</text:p>
      <text:p text:style-name="Preformatted_20_Text"/>
      <text:p text:style-name="Preformatted_20_Text"/>
      <text:p text:style-name="Preformatted_20_Text"/>
      <text:p text:style-name="P1">Fonctionnalités de l’application :</text:p>
      <text:p text:style-name="P1"/>
      <text:p text:style-name="Preformatted_20_Text"/>
      <text:p text:style-name="Preformatted_20_Text">Elle devra permettre :</text:p>
      <text:p text:style-name="Preformatted_20_Text"/>
      <text:p text:style-name="Preformatted_20_Text"><text:s text:c="4"/>• La gestion des différents employés</text:p>
      <text:p text:style-name="Preformatted_20_Text"><text:s text:c="4"/>• La répartition des employés dans le supermarché pour chaque semaine</text:p>
      <text:p text:style-name="Preformatted_20_Text"><text:s text:c="4"/>• Respecter les taux horaires des employés</text:p>
      <text:p text:style-name="Preformatted_20_Text"><text:s text:c="4"/>• Fournir un planning pour chaque employé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0-17T10:20:05.229000000</dc:date>
    <meta:editing-duration>PT41S</meta:editing-duration>
    <meta:editing-cycles>1</meta:editing-cycles>
    <meta:generator>LibreOffice/7.1.0.3$Windows_X86_64 LibreOffice_project/f6099ecf3d29644b5008cc8f48f42f4a40986e4c</meta:generator>
    <meta:document-statistic meta:table-count="0" meta:image-count="0" meta:object-count="0" meta:page-count="1" meta:paragraph-count="12" meta:word-count="298" meta:character-count="1907" meta:non-whitespace-character-count="1605"/>
  </office:meta>
</office:document-meta>
</file>